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style:contextual-spacing="false" fo:line-height="200%"/>
      <style:text-properties officeooo:rsid="00035000" officeooo:paragraph-rsid="00035000"/>
    </style:style>
    <style:style style:name="P2" style:family="paragraph" style:parent-style-name="Standard">
      <style:paragraph-properties fo:margin-top="0in" fo:margin-bottom="0.1in" style:contextual-spacing="false" fo:line-height="200%" fo:text-align="center" style:justify-single-word="false"/>
      <style:text-properties officeooo:rsid="00035000" officeooo:paragraph-rsid="00035000"/>
    </style:style>
    <style:style style:name="P3" style:family="paragraph" style:parent-style-name="Standard">
      <style:paragraph-properties fo:margin-top="0in" fo:margin-bottom="0.1in" style:contextual-spacing="false" fo:line-height="200%" fo:text-align="center" style:justify-single-word="false"/>
      <style:text-properties officeooo:paragraph-rsid="0004a8cc"/>
    </style:style>
    <style:style style:name="P4" style:family="paragraph" style:parent-style-name="Standard">
      <style:paragraph-properties fo:margin-top="0in" fo:margin-bottom="0.1in" style:contextual-spacing="false" fo:line-height="200%" fo:text-align="start" style:justify-single-word="false"/>
      <style:text-properties officeooo:rsid="0004a8cc" officeooo:paragraph-rsid="0004a8cc"/>
    </style:style>
    <style:style style:name="T1" style:family="text">
      <style:text-properties officeooo:rsid="0004a8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mmary <text:span text:style-name="T1">and Testing Concerns</text:span></text:p>
      <text:p text:style-name="P1"><text:tab/>I decided to do test driven development of a custom python application. <text:s/>I've always had fun messing around with game development, however my projects often get bogged down with poor organization or buggy function interactions. <text:s/>Because of this, I decided to write a simple RPG style combat simulator using test driven development in order to hopefully negate the normal coding issues.</text:p>
      <text:p text:style-name="P1"><text:tab/>I used the standard red greed refactor loop in order to write unit tests for each function before I wrote the function itself. <text:s/>However, this process was not possible for every section of the code. <text:s/>I ended up breaking this tenet for the main runtime loop and the player turn loop. <text:s/>These cases were special because they had limited ability to be actually tested. <text:s/>The runtime loop was simply a loop that called the turn functions and success and failure functions until the success or failure returned true. <text:s/>The player turn loop was something that I had trouble visualizing before I coded due to the structural complexity of visualizing how my code would make a multi-layered menu.</text:p>
      <text:p text:style-name="P1"><text:tab/>In the future, I would like to create several integration tests. <text:s/>My current tests cover each function independently, but the difficulty in this coding project is the interaction between the parts. <text:s/>However, I think that test driven development would be a good way to move forward with this project, whether or not it is required.</text:p>
      <text:p text:style-name="P3"><text:span text:style-name="T1">Quality Assessment</text:span></text:p>
      <text:p text:style-name="P4">All of the tests in the code pass successfully. <text:s/>However, the main loop is a problem area, because it currently is not tested due to the difficulty in testing a runtime loop.</text:p>
      <text:p text:style-name="P4">I believe that the code is of high quality. <text:s/>It is well commented and the vast majority of functions have dedicated unit tests. <text:s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4:42:28.340295036</meta:creation-date>
    <dc:date>2015-12-08T15:53:02.517888867</dc:date>
    <meta:editing-duration>PT18S</meta:editing-duration>
    <meta:editing-cycles>1</meta:editing-cycles>
    <meta:document-statistic meta:table-count="0" meta:image-count="0" meta:object-count="0" meta:page-count="1" meta:paragraph-count="7" meta:word-count="294" meta:character-count="1750" meta:non-whitespace-character-count="1447"/>
    <meta:generator>LibreOffice/4.2.8.2$Linux_X86_64 LibreOffice_project/420m0$Build-2</meta:generator>
  </office:meta>
</office:document-meta>
</file>